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draw:marker-start="msArrowOpenEnd_20_9" draw:marker-start-width="0.406cm" draw:marker-start-center="false" draw:marker-end-width="0.406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2" style:family="graphic" style:parent-style-name="standard">
      <style:graphic-properties draw:stroke="none" svg:stroke-width="0.076cm" draw:marker-start-width="0.406cm" draw:marker-end-width="0.406cm" draw:fill="none" draw:fill-color="#bbe0e3" draw:textarea-horizontal-align="justify" draw:textarea-vertical-align="top" draw:auto-grow-height="true" fo:min-height="0.763cm" fo:min-width="0.425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76cm" svg:stroke-color="#000000" draw:marker-start-width="0.406cm" draw:marker-end-width="0.406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4" style:family="graphic" style:parent-style-name="standard">
      <style:graphic-properties draw:stroke="none" svg:stroke-width="0.076cm" draw:marker-start-width="0.406cm" draw:marker-end-width="0.406cm" draw:fill="none" draw:fill-color="#bbe0e3" draw:textarea-horizontal-align="justify" draw:textarea-vertical-align="top" draw:auto-grow-height="true" fo:min-height="0.77cm" fo:min-width="1.043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76cm" svg:stroke-color="#000000" draw:marker-start="msArrowOpenEnd_20_5" draw:marker-start-width="0.406cm" draw:marker-start-center="false" draw:marker-end-width="0.406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6" style:family="graphic" style:parent-style-name="standard">
      <style:graphic-properties draw:stroke="solid" svg:stroke-width="0.076cm" svg:stroke-color="#000000" draw:marker-start-width="0.406cm" draw:marker-end="msArrowOpenEnd_20_5" draw:marker-end-width="0.406cm" draw:marker-end-center="false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7" style:family="graphic" style:parent-style-name="standard" style:list-style-name="L2">
      <style:graphic-properties draw:stroke="none" svg:stroke-width="0.076cm" draw:marker-start-width="0.406cm" draw:marker-end-width="0.406cm" draw:fill="none" draw:fill-color="#bbe0e3" draw:textarea-horizontal-align="justify" draw:textarea-vertical-align="top" draw:auto-grow-height="true" fo:min-height="0.677cm" fo:min-width="0.341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svg:stroke-width="0.076cm" draw:marker-start-width="0.406cm" draw:marker-end-width="0.406cm" draw:fill="none" draw:fill-color="#bbe0e3" draw:textarea-horizontal-align="justify" draw:textarea-vertical-align="top" draw:auto-grow-height="true" fo:min-height="0.677cm" fo:min-width="0.506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svg:stroke-width="0.076cm" draw:marker-start-width="0.406cm" draw:marker-end-width="0.406cm" draw:fill="none" draw:fill-color="#bbe0e3" draw:textarea-horizontal-align="justify" draw:textarea-vertical-align="top" draw:auto-grow-height="true" fo:min-height="0.677cm" fo:min-width="0.311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svg:stroke-width="0.076cm" draw:marker-start-width="0.406cm" draw:marker-end-width="0.406cm" draw:fill="none" draw:fill-color="#bbe0e3" draw:textarea-horizontal-align="justify" draw:textarea-vertical-align="top" draw:auto-grow-height="true" fo:min-height="0.677cm" fo:min-width="0.476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style="italic" style:font-size-asian="16pt" style:font-size-complex="16pt"/>
    </style:style>
    <style:style style:name="T4" style:family="text">
      <style:text-properties style:text-position="-25% 58%" fo:font-size="16pt" fo:language="en" fo:country="US" fo:font-style="italic" style:font-size-asian="16pt" style:font-size-complex="16pt"/>
    </style:style>
    <style:style style:name="T5" style:family="text">
      <style:text-properties fo:font-family="Symbol" style:font-family-generic="modern" style:font-pitch="variable" style:font-charset="x-symbol" fo:font-size="16pt" style:font-size-asian="16pt" style:font-size-complex="16pt"/>
    </style:style>
    <style:style style:name="T6" style:family="text">
      <style:text-properties style:text-position="30% 58%" fo:font-family="Symbol" style:font-family-generic="modern" style:font-pitch="variable" style:font-charset="x-symbol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">
        <style:text-properties fo:font-family="Symbol" style:font-family-generic="moder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87cm" svg:y1="0.698cm" svg:x2="1.687cm" svg:y2="8.106cm">
          <text:p/>
        </draw:line>
        <draw:custom-shape draw:style-name="gr2" draw:text-style-name="P3" draw:layer="layout" svg:width="0.925cm" svg:height="1.023cm" svg:x="0.21cm" svg:y="0.949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673cm" svg:y1="6.806cm" svg:x2="6.367cm" svg:y2="6.806cm">
          <text:p/>
        </draw:line>
        <draw:line draw:style-name="gr3" draw:text-style-name="P1" draw:layer="layout" svg:x1="9.118cm" svg:y1="6.806cm" svg:x2="10.812cm" svg:y2="6.806cm">
          <text:p/>
        </draw:line>
        <draw:line draw:style-name="gr3" draw:text-style-name="P1" draw:layer="layout" svg:x1="6.367cm" svg:y1="6.805cm" svg:x2="7.002cm" svg:y2="4.9cm">
          <text:p/>
        </draw:line>
        <draw:line draw:style-name="gr3" draw:text-style-name="P1" draw:layer="layout" svg:x1="9.117cm" svg:y1="6.805cm" svg:x2="8.694cm" svg:y2="4.9cm">
          <text:p/>
        </draw:line>
        <draw:line draw:style-name="gr3" draw:text-style-name="P1" draw:layer="layout" svg:x1="7.002cm" svg:y1="5.536cm" svg:x2="8.695cm" svg:y2="5.536cm">
          <text:p/>
        </draw:line>
        <draw:line draw:style-name="gr3" draw:text-style-name="P1" draw:layer="layout" svg:x1="9.117cm" svg:y1="6.806cm" svg:x2="8.694cm" svg:y2="7.864cm">
          <text:p/>
        </draw:line>
        <draw:line draw:style-name="gr3" draw:text-style-name="P1" draw:layer="layout" svg:x1="6.367cm" svg:y1="3.843cm" svg:x2="7.002cm" svg:y2="5.536cm">
          <text:p/>
        </draw:line>
        <draw:custom-shape draw:style-name="gr4" draw:text-style-name="P3" draw:layer="layout" svg:width="1.543cm" svg:height="1.03cm" svg:x="2.511cm" svg:y="6.294cm">
          <text:p text:style-name="P2"><text:span text:style-name="T2">C </text:span><text:span text:style-name="T3">p</text:span><text:span text:style-name="T4">z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43cm" svg:height="1.03cm" svg:x="2.511cm" svg:y="3.119cm">
          <text:p text:style-name="P2"><text:span text:style-name="T2">C </text:span><text:span text:style-name="T3">p</text:span><text:span text:style-name="T4">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002cm" svg:y1="4.901cm" svg:x2="8.695cm" svg:y2="4.901cm">
          <text:p/>
        </draw:line>
        <draw:line draw:style-name="gr3" draw:text-style-name="P1" draw:layer="layout" svg:x1="6.367cm" svg:y1="3.843cm" svg:x2="6.79cm" svg:y2="0.879cm">
          <text:p/>
        </draw:line>
        <draw:line draw:style-name="gr3" draw:text-style-name="P1" draw:layer="layout" svg:x1="9.117cm" svg:y1="3.843cm" svg:x2="8.482cm" svg:y2="0.879cm">
          <text:p/>
        </draw:line>
        <draw:line draw:style-name="gr3" draw:text-style-name="P1" draw:layer="layout" svg:x1="9.117cm" svg:y1="3.843cm" svg:x2="8.694cm" svg:y2="5.536cm">
          <text:p/>
        </draw:line>
        <draw:line draw:style-name="gr3" draw:text-style-name="P1" draw:layer="layout" svg:x1="9.118cm" svg:y1="3.843cm" svg:x2="10.812cm" svg:y2="3.843cm">
          <text:p/>
        </draw:line>
        <draw:line draw:style-name="gr3" draw:text-style-name="P1" draw:layer="layout" svg:x1="6.367cm" svg:y1="6.806cm" svg:x2="7.002cm" svg:y2="7.864cm">
          <text:p/>
        </draw:line>
        <draw:line draw:style-name="gr3" draw:text-style-name="P1" draw:layer="layout" svg:x1="4.673cm" svg:y1="3.843cm" svg:x2="6.367cm" svg:y2="3.843cm">
          <text:p/>
        </draw:line>
        <draw:line draw:style-name="gr3" draw:text-style-name="P1" draw:layer="layout" svg:x1="6.79cm" svg:y1="0.879cm" svg:x2="8.483cm" svg:y2="0.879cm">
          <text:p/>
        </draw:line>
        <draw:line draw:style-name="gr5" draw:text-style-name="P1" draw:layer="layout" svg:x1="7.637cm" svg:y1="7.441cm" svg:x2="7.637cm" svg:y2="8.288cm">
          <text:p/>
        </draw:line>
        <draw:line draw:style-name="gr6" draw:text-style-name="P1" draw:layer="layout" svg:x1="8.06cm" svg:y1="7.441cm" svg:x2="8.06cm" svg:y2="8.288cm">
          <text:p/>
        </draw:line>
        <draw:line draw:style-name="gr5" draw:text-style-name="P1" draw:layer="layout" svg:x1="7.637cm" svg:y1="5.113cm" svg:x2="7.637cm" svg:y2="5.959cm">
          <text:p/>
        </draw:line>
        <draw:line draw:style-name="gr6" draw:text-style-name="P1" draw:layer="layout" svg:x1="8.06cm" svg:y1="5.113cm" svg:x2="8.06cm" svg:y2="5.959cm">
          <text:p/>
        </draw:line>
        <draw:custom-shape draw:style-name="gr7" draw:text-style-name="P5" draw:layer="layout" svg:width="0.841cm" svg:height="0.998cm" svg:x="8.13cm" svg:y="7.676cm">
          <text:p text:style-name="P4"><text:span text:style-name="T5">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002cm" svg:y1="7.864cm" svg:x2="8.695cm" svg:y2="7.864cm">
          <text:p/>
        </draw:line>
        <draw:custom-shape draw:style-name="gr4" draw:text-style-name="P3" draw:layer="layout" svg:width="1.543cm" svg:height="1.03cm" svg:x="11.043cm" svg:y="6.294cm">
          <text:p text:style-name="P2"><text:span text:style-name="T2">C </text:span><text:span text:style-name="T3">p</text:span><text:span text:style-name="T4">z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43cm" svg:height="1.03cm" svg:x="11.043cm" svg:y="3.119cm">
          <text:p text:style-name="P2"><text:span text:style-name="T2">C </text:span><text:span text:style-name="T3">p</text:span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06cm" svg:height="0.998cm" svg:x="7.944cm" svg:y="4.054cm">
          <text:p text:style-name="P4"><text:span text:style-name="T5"></text:span><text:span text:style-name="T6">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811cm" svg:height="0.998cm" svg:x="8.029cm" svg:y="5.248cm">
          <text:p text:style-name="P4"><text:span text:style-name="T5">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976cm" svg:height="0.998cm" svg:x="7.744cm" svg:y="0.033cm">
          <text:p text:style-name="P4"><text:span text:style-name="T5"></text:span><text:span text:style-name="T6">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OpenEnd_20_5" draw:display-name="msArrowOpenEnd 5" svg:viewBox="0 0 315 315" svg:d="m157 0 158 286-48 29-110-202-110 202-47-29z"/>
    <draw:marker draw:name="msArrowOpenEnd_20_9" draw:display-name="msArrowOpenEnd 9" svg:viewBox="0 0 420 420" svg:d="m210 0 210 382-64 38-146-269-148 269-62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8.8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1T21:13:53</meta:creation-date>
    <dc:creator>Jussi Eloranta</dc:creator>
    <dc:date>2007-04-01T21:18:23</dc:date>
    <dc:language>en-US</dc:language>
    <meta:editing-cycles>3</meta:editing-cycles>
    <meta:editing-duration>PT3M1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